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8406b" officeooo:paragraph-rsid="0018406b"/>
    </style:style>
    <style:style style:name="P2" style:family="paragraph" style:parent-style-name="Standard">
      <style:paragraph-properties fo:text-align="justify" style:justify-single-word="false"/>
      <style:text-properties officeooo:rsid="0018684c" officeooo:paragraph-rsid="0018684c"/>
    </style:style>
    <style:style style:name="P3" style:family="paragraph" style:parent-style-name="Standard">
      <style:paragraph-properties fo:text-align="justify" style:justify-single-word="false"/>
      <style:text-properties officeooo:rsid="00195136" officeooo:paragraph-rsid="00195136"/>
    </style:style>
    <style:style style:name="P4" style:family="paragraph" style:parent-style-name="Standard">
      <style:paragraph-properties fo:text-align="justify" style:justify-single-word="false"/>
      <style:text-properties officeooo:rsid="00195136" officeooo:paragraph-rsid="001b133f"/>
    </style:style>
    <style:style style:name="T1" style:family="text">
      <style:text-properties officeooo:rsid="0018684c"/>
    </style:style>
    <style:style style:name="T2" style:family="text">
      <style:text-properties officeooo:rsid="00195136"/>
    </style:style>
    <style:style style:name="T3" style:family="text">
      <style:text-properties officeooo:rsid="001b13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douleur qui lui tenaillait le ventre réveilla Gabrielle. Elle remonta ses jambes contre elle, se demanda tout de même si l’expression en « chien de fusil » avait un sens et entr’ouvrit les yeux. Son réveil indiquait 4h23. Trop tard pour espérer se rendormir, trop tôt pour vraiment se lever. La main qui semblait lui avoir attrapé les viscères avait disparu. Elle se détendit. Ferma les yeux dans le vague espoir de se rendormir. Mais aussitôt des pensées tournoyèrent comme autant de moustiques. Soudain elle eut trop chaud. Rabattit en arrière la couette. L’instant d’après un air frais balaya ses jambes nues. Elle tenta de tirer l’ample tee-shirt qui faisait office de pyjama. Rien y fit. Une chaire de poule envahit ses jambes. « il faudrait que je m’épile » pensa-t-elle fatiguée. Elle rabattit la couette, changea de position, tenta d’explorer des pensées heureuses. Mais n’en trouva aucune à cette heure matinale. Puis soudain, elle faillit se rendormir. Mais aussitôt, la main fou<text:span text:style-name="T2">i</text:span>sseuse saisis <text:span text:style-name="T2">son ventre</text:span> pour le tordre en tout sens.</text:p>
      <text:p text:style-name="P1">- Suffit, <text:span text:style-name="T1">se </text:span>dit-elle dans la pénombre.</text:p>
      <text:p text:style-name="P2">On était lundi matin. Dans à peine 4 heures, elle serait sur le pont. Trois jours d’arrêt maladie, c<text:span text:style-name="T2">e n</text:span>’était vraiment pas suffisant, pensa-t-elle en se levant. </text:p>
      <text:p text:style-name="P3">Elle fit l’erreur d’allumer le néon de la salle de bain. Grimaça en se surprenant dans le miroir. Appuya rageusement sur l’interrupteur. La pénombre lui convenait mieux. Elle avait moins l’illusion d’un combat perdu d’avance. D’un combat où jour après jour elle perdait du terrain. Les lueurs nocturnes de la rue donnaient à se rides des reflets de paysages dunaires, y apportant une douceur que la lumière crue du néon aurait massacrée.</text:p>
      <text:p text:style-name="P3">Elle s’appuya des deux mains sur le lavabo, ferma les yeux un instant. La douleur avait disparu mais une immense lassitude inondait son corps. Avait-elle vraiment dormi ? Rien n’était moins sûr.</text:p>
      <text:p text:style-name="P4">Elle rouvrit les yeux <text:span text:style-name="T3">et tenta par quelques mimiques de redonner à son visage une forme acceptable. Elle se força à sourire. Finalement, les rides ne lui déplaisaient pas tant que cela. Ou plutôt, elle arrivait à y trouver une certain beauté. Pas à toutes évidemment. Elle aimait ses pattes d’oie qui donnaient à son regard des élans rieurs mais détestait voir sa lèvre se racornir au fil des mois.</text:span></text:p>
      <text:p text:style-name="P4"><text:span text:style-name="T3">Sa main glissa le long de son cou, en éprouva la fermeté. Elle baissa légèrement le col de son tee-shirt, faisant apparaître la naissance de ses sei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5:23:11.761480341</meta:creation-date>
    <dc:date>2018-03-07T19:47:41.462000000</dc:date>
    <meta:editing-duration>PT17M51S</meta:editing-duration>
    <meta:editing-cycles>4</meta:editing-cycles>
    <meta:generator>LibreOffice/5.4.4.2$Windows_X86_64 LibreOffice_project/2524958677847fb3bb44820e40380acbe820f960</meta:generator>
    <meta:document-statistic meta:table-count="0" meta:image-count="0" meta:object-count="0" meta:page-count="1" meta:paragraph-count="7" meta:word-count="408" meta:character-count="2427" meta:non-whitespace-character-count="2024"/>
  </office:meta>
</office:document-meta>
</file>